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f257" officeooo:paragraph-rsid="0001f257"/>
    </style:style>
    <style:style style:name="P2" style:family="paragraph" style:parent-style-name="Standard">
      <style:paragraph-properties fo:text-align="start" style:justify-single-word="false"/>
      <style:text-properties officeooo:rsid="0001f257" officeooo:paragraph-rsid="0001f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f257" officeooo:paragraph-rsid="0001f25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82d9" officeooo:paragraph-rsid="000282d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3076c" officeooo:paragraph-rsid="0003076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77ec" officeooo:paragraph-rsid="000377e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7137" officeooo:paragraph-rsid="00047137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officeooo:rsid="00047137" officeooo:paragraph-rsid="00047137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officeooo:rsid="0005bb04" officeooo:paragraph-rsid="0005bb04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officeooo:rsid="00079e78" officeooo:paragraph-rsid="00079e78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P2"/>
      <text:list xml:id="list5975295023908884844" text:style-name="L1">
        <text:list-item>
          <text:p text:style-name="P3">Software Development phases:</text:p>
          <text:list>
            <text:list-item>
              <text:p text:style-name="P3">Specify the task</text:p>
              <text:list>
                <text:list-item>
                  <text:p text:style-name="P4">Precise description of problems</text:p>
                </text:list-item>
                <text:list-item>
                  <text:p text:style-name="P4">Might be the most difficult phases</text:p>
                </text:list-item>
              </text:list>
            </text:list-item>
            <text:list-item>
              <text:p text:style-name="P3">Design the solution</text:p>
              <text:list>
                <text:list-item>
                  <text:p text:style-name="P5">Find an algorithm: Set of instructions for solving problems</text:p>
                </text:list-item>
                <text:list-item>
                  <text:p text:style-name="P5">Not originally done in the programming language</text:p>
                  <text:list>
                    <text:list-item>
                      <text:p text:style-name="P5">Pseudcode</text:p>
                    </text:list-item>
                    <text:list-item>
                      <text:p text:style-name="P5">Formal modeling language (UML)</text:p>
                    </text:list-item>
                  </text:list>
                </text:list-item>
                <text:list-item>
                  <text:p text:style-name="P5">Break down the problem into smaller portions</text:p>
                  <text:list>
                    <text:list-item>
                      <text:p text:style-name="P5">Map to subprograms</text:p>
                    </text:list-item>
                    <text:list-item>
                      <text:p text:style-name="P5">Need to be independent of each other as much as possible</text:p>
                      <text:list>
                        <text:list-item>
                          <text:p text:style-name="P5">Reuse</text:p>
                        </text:list-item>
                        <text:list-item>
                          <text:p text:style-name="P5">Modification</text:p>
                          <text:list>
                            <text:list-item>
                              <text:p text:style-name="P6">All domain info should be stored in 1 location- </text:p>
                            </text:list-item>
                          </text:list>
                        </text:list-item>
                        <text:list-item>
                          <text:p text:style-name="P6">Each subprogram should do only 1 task</text:p>
                          <text:list>
                            <text:list-item>
                              <text:p text:style-name="P6">Each subprogram should be treated as a blackbox- specification not implementation- called Procedural Abstrac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Precondition postcondition: </text:p>
                      <text:list>
                        <text:list-item>
                          <text:p text:style-name="P7">Precondition: indicates what must be true before the function is called</text:p>
                        </text:list-item>
                        <text:list-item>
                          <text:p text:style-name="P7">Postcondition: indicates what will be true when the function finishes its work</text:p>
                        </text:list-item>
                        <text:list-item>
                          <text:p text:style-name="P7">Example<text:span text:style-name="T1">: </text:span></text:p>
                          <text:list>
                            <text:list-header>
                              <text:p text:style-name="P7"><text:span text:style-name="T1">Void write_sqrt(double x)</text:span></text:p>
                              <text:p text:style-name="P7"><text:span text:style-name="T1">//precondition: x&gt;=0</text:span></text:p>
                              <text:p text:style-name="P7"><text:span text:style-name="T1">//postcondition: The square root of x has been written to the standard output</text:span></text:p>
                            </text:list-header>
                            <text:list-item>
                              <text:p text:style-name="P8">In this example the precondition requires that x&gt;= 0 be true whenever the function is called</text:p>
                            </text:list-item>
                            <text:list-item>
                              <text:p text:style-name="P9">If precondition is violated then it’s gonna give us some type of error message</text:p>
                            </text:list-item>
                          </text:list>
                        </text:list-item>
                        <text:list-item>
                          <text:p text:style-name="P10">Assert function is useful for detecting violations of a precondi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Implementation of solution</text:p>
            </text:list-item>
            <text:list-item>
              <text:p text:style-name="P3">Analysis of solution</text:p>
            </text:list-item>
            <text:list-item>
              <text:p text:style-name="P3">Testing the debugging</text:p>
            </text:list-item>
            <text:list-item>
              <text:p text:style-name="P3">Maintenance and evolution of the system</text:p>
            </text:list-item>
            <text:list-item>
              <text:p text:style-name="P3">Obsolescenc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53:03.890714250</meta:creation-date>
    <dc:date>2017-05-30T13:02:55.778857697</dc:date>
    <meta:editing-duration>PT28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27" meta:character-count="1306" meta:non-whitespace-character-count="1141"/>
  </office:meta>
</office:document-meta>
</file>